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68000007E8E3E15277BFEA436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="none" draw:fill-color="#ffffff"/>
      <style:paragraph-properties fo:text-align="center"/>
      <style:text-properties fo:font-size="36pt"/>
    </style:style>
    <style:style style:name="P4" style:family="paragraph">
      <loext:graphic-properties draw:fill-color="#ffffff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049cm" svg:height="11.233cm" svg:x="1.271cm" svg:y="8.255cm">
          <draw:image xlink:href="Pictures/1000000000000D68000007E8E3E15277BFEA4362.jpg" xlink:type="simple" xlink:show="embed" xlink:actuate="onLoad" draw:mime-type="image/jpeg">
            <text:p/>
          </draw:image>
        </draw:frame>
        <draw:frame draw:style-name="gr2" draw:text-style-name="P3" draw:layer="layout" svg:width="19.05cm" svg:height="3.095cm" svg:x="1.27cm" svg:y="2.937cm">
          <draw:text-box>
            <text:p text:style-name="P2"><text:span text:style-name="T1">United States of America</text:span></text:p>
            <text:p text:style-name="P2"><text:span text:style-name="T1">County Coloring Boo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4cm" fo:margin-bottom="0cm" fo:text-indent="0cm"/>
      <style:text-properties fo:font-size="45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1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144cm" svg:height="4.24cm" svg:x="2.222cm" svg:y="2.282cm" presentation:class="title" presentation:placeholder="true">
        <draw:text-box/>
      </draw:frame>
      <draw:frame presentation:style-name="Default-outline1" draw:layer="backgroundobjects" svg:width="17.144cm" svg:height="14.73cm" svg:x="2.222cm" svg:y="7.212cm" presentation:class="outline" presentation:placeholder="true">
        <draw:text-box/>
      </draw:frame>
      <draw:frame presentation:style-name="Mpr1" draw:text-style-name="MP2" draw:layer="backgroundobjects" svg:width="4.438cm" svg:height="1.75cm" svg:x="2.222cm" svg:y="24.4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38cm" svg:height="1.75cm" svg:x="7.785cm" svg:y="24.4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8cm" svg:height="1.75cm" svg:x="14.928cm" svg:y="24.4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2:59:24.099154390</meta:creation-date>
    <dc:date>2023-03-09T13:06:26.718019150</dc:date>
    <meta:editing-duration>PT7M2S</meta:editing-duration>
    <meta:editing-cycles>3</meta:editing-cycles>
    <meta:generator>LibreOffice/7.3.7.2$Linux_X86_64 LibreOffice_project/30$Build-2</meta:generator>
    <meta:document-statistic meta:object-count="25"/>
  </office:meta>
</office:document-meta>
</file>